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DB_20_Table">
      <style:graphic-properties fo:min-height="2.601cm" fo:min-width="3.584cm"/>
      <style:paragraph-properties style:writing-mode="lr-tb"/>
    </style:style>
    <style:style style:name="gr2" style:family="graphic" style:parent-style-name="DB_20_Table">
      <style:graphic-properties fo:min-height="3.622cm" fo:min-width="9.378cm"/>
      <style:paragraph-properties style:writing-mode="lr-tb"/>
    </style:style>
    <style:style style:name="gr3" style:family="graphic" style:parent-style-name="DB_20_Table">
      <style:graphic-properties fo:min-height="2.625cm" fo:min-width="3.83cm"/>
      <style:paragraph-properties style:writing-mode="lr-tb"/>
    </style:style>
    <style:style style:name="gr4" style:family="graphic" style:parent-style-name="DB_20_Table">
      <style:graphic-properties fo:min-height="2.161cm" fo:min-width="3.83cm"/>
      <style:paragraph-properties style:writing-mode="lr-tb"/>
    </style:style>
    <style:style style:name="gr5" style:family="graphic" style:parent-style-name="DB_20_Table">
      <style:graphic-properties fo:min-height="2.596cm" fo:min-width="3.83cm"/>
      <style:paragraph-properties style:writing-mode="lr-tb"/>
    </style:style>
    <style:style style:name="gr6" style:family="graphic" style:parent-style-name="DB_20_Table">
      <style:graphic-properties fo:min-height="1.562cm" fo:min-width="3.83cm"/>
      <style:paragraph-properties style:writing-mode="lr-tb"/>
    </style:style>
    <style:style style:name="gr7" style:family="graphic" style:parent-style-name="DB_20_Table">
      <style:graphic-properties fo:min-height="2.308cm" fo:min-width="4.685cm"/>
      <style:paragraph-properties style:writing-mode="lr-tb"/>
    </style:style>
    <style:style style:name="gr8" style:family="graphic" style:parent-style-name="DB_20_Table">
      <style:graphic-properties fo:min-height="2.505cm" fo:min-width="3.83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DB_20_Table">
      <style:graphic-properties/>
      <style:paragraph-properties style:writing-mode="lr-tb"/>
    </style:style>
    <style:style style:name="gr11" style:family="graphic" style:parent-style-name="DB_20_Table">
      <style:graphic-properties fo:min-height="1.372cm" fo:min-width="4.529cm"/>
      <style:paragraph-properties style:writing-mode="lr-tb"/>
    </style:style>
    <style:style style:name="gr12" style:family="graphic" style:parent-style-name="DB_20_Column">
      <style:graphic-properties fo:min-height="0.347cm" fo:min-width="0.666cm"/>
      <style:paragraph-properties style:writing-mode="lr-tb"/>
    </style:style>
    <style:style style:name="gr13" style:family="graphic" style:parent-style-name="DB_20_Column">
      <style:graphic-properties fo:min-height="0.347cm" fo:min-width="1.37cm"/>
      <style:paragraph-properties style:writing-mode="lr-tb"/>
    </style:style>
    <style:style style:name="gr14" style:family="graphic" style:parent-style-name="DB_20_Column">
      <style:graphic-properties fo:min-height="0.347cm" fo:min-width="1.201cm"/>
      <style:paragraph-properties style:writing-mode="lr-tb"/>
    </style:style>
    <style:style style:name="gr15" style:family="graphic" style:parent-style-name="DB_20_Column">
      <style:graphic-properties fo:min-height="1.48cm" fo:min-width="1.882cm"/>
      <style:paragraph-properties style:writing-mode="lr-tb"/>
    </style:style>
    <style:style style:name="gr16" style:family="graphic" style:parent-style-name="DB_20_Column">
      <style:graphic-properties fo:min-height="0.347cm" fo:min-width="1.182cm"/>
      <style:paragraph-properties style:writing-mode="lr-tb"/>
    </style:style>
    <style:style style:name="gr17" style:family="graphic" style:parent-style-name="DB_20_Column">
      <style:graphic-properties fo:min-height="0.347cm" fo:min-width="1.801cm"/>
      <style:paragraph-properties style:writing-mode="lr-tb"/>
    </style:style>
    <style:style style:name="gr18" style:family="graphic" style:parent-style-name="DB_20_Column">
      <style:graphic-properties fo:min-height="0.347cm" fo:min-width="1.118cm"/>
      <style:paragraph-properties style:writing-mode="lr-tb"/>
    </style:style>
    <style:style style:name="gr19" style:family="graphic" style:parent-style-name="DB_20_Column">
      <style:graphic-properties fo:min-height="0.347cm" fo:min-width="1.252cm"/>
      <style:paragraph-properties style:writing-mode="lr-tb"/>
    </style:style>
    <style:style style:name="gr20" style:family="graphic" style:parent-style-name="DB_20_Column">
      <style:graphic-properties fo:min-height="0.347cm" fo:min-width="1.22cm"/>
      <style:paragraph-properties style:writing-mode="lr-tb"/>
    </style:style>
    <style:style style:name="gr21" style:family="graphic" style:parent-style-name="DB_20_Column">
      <style:graphic-properties fo:min-height="0.347cm" fo:min-width="1.941cm"/>
      <style:paragraph-properties style:writing-mode="lr-tb"/>
    </style:style>
    <style:style style:name="gr22" style:family="graphic" style:parent-style-name="DB_20_Column">
      <style:graphic-properties fo:min-height="0.347cm" fo:min-width="2.047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84cm" svg:height="2.851cm" svg:x="9.626cm" svg:y="5.728cm">
          <text:p text:style-name="P1">user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878cm" svg:height="3.872cm" svg:x="7.144cm" svg:y="14.417cm">
          <draw:glue-point draw:id="4" svg:x="-2.369cm" svg:y="-5.026cm"/>
          <draw:glue-point draw:id="5" svg:x="2.45cm" svg:y="-5.124cm"/>
          <draw:glue-point draw:id="6" svg:x="-2.302cm" svg:y="5.058cm"/>
          <draw:glue-point draw:id="7" svg:x="2.598cm" svg:y="4.862cm"/>
          <draw:glue-point draw:id="8" svg:x="-5.039cm" svg:y="-3.287cm"/>
          <draw:glue-point draw:id="9" svg:x="-4.997cm" svg:y="3.137cm"/>
          <text:p text:style-name="P1">issue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33cm" svg:height="2.875cm" svg:x="2.962cm" svg:y="9.631cm">
          <text:p text:style-name="P1">assignmen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4.33cm" svg:height="2.411cm" svg:x="1.711cm" svg:y="14.77cm">
          <draw:glue-point draw:id="4" svg:x="4.946cm" svg:y="-3.222cm"/>
          <draw:glue-point draw:id="5" svg:x="5.034cm" svg:y="3.071cm"/>
          <text:p text:style-name="P1">bloc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4.33cm" svg:height="2.846cm" svg:x="13.098cm" svg:y="20.35cm">
          <text:p text:style-name="P1">project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33cm" svg:height="1.812cm" svg:x="6.328cm" svg:y="23.618cm">
          <text:p text:style-name="P1">label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5.185cm" svg:height="2.558cm" svg:x="5.063cm" svg:y="20.311cm">
          <text:p text:style-name="P1">issue_label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4.33cm" svg:height="2.755cm" svg:x="9.166cm" svg:y="10.092cm">
          <text:p text:style-name="P1">comments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9" draw:text-style-name="P2" draw:layer="layout" draw:type="curve" svg:x1="15.463cm" svg:y1="14.827cm" svg:x2="12.471cm" svg:y2="7.628cm" draw:start-shape="id1" draw:start-glue-point="0" draw:end-shape="id2" draw:end-glue-point="1" svg:d="M15463 14827c0-4800-997-7199-2992-7199" svg:viewBox="0 0 2993 7200">
          <text:p/>
        </draw:connector>
        <draw:connector draw:style-name="gr9" draw:text-style-name="P2" draw:layer="layout" draw:type="curve" svg:x1="11.806cm" svg:y1="10.738cm" svg:x2="11.856cm" svg:y2="7.959cm" draw:start-shape="id3" draw:start-glue-point="0" draw:end-shape="id2" draw:end-glue-point="2" svg:d="M11806 10738c0-2085 50-696 50-2779" svg:viewBox="0 0 51 2780">
          <text:p/>
        </draw:connector>
        <draw:connector draw:style-name="gr9" draw:text-style-name="P2" draw:layer="layout" draw:type="curve" svg:x1="5.704cm" svg:y1="10.367cm" svg:x2="11.241cm" svg:y2="7.628cm" draw:start-shape="id4" draw:start-glue-point="0" draw:end-shape="id2" draw:end-glue-point="3" svg:d="M5704 10367c0-1826 1845-2739 5537-2739" svg:viewBox="0 0 5538 2740">
          <text:p/>
        </draw:connector>
        <draw:connector draw:style-name="gr9" draw:text-style-name="P2" draw:layer="layout" draw:type="curve" svg:x1="5.705cm" svg:y1="11.97cm" svg:x2="9.68cm" svg:y2="15.066cm" draw:start-shape="id5" draw:start-glue-point="2" draw:end-shape="id6" draw:end-glue-point="6" svg:d="M5705 11970c0 2322 3975 774 3975 3096" svg:viewBox="0 0 3976 3097">
          <text:p/>
        </draw:connector>
        <draw:connector draw:style-name="gr9" draw:text-style-name="P2" draw:layer="layout" draw:type="curve" svg:x1="11.807cm" svg:y1="12.341cm" svg:x2="10.889cm" svg:y2="15.066cm" draw:start-shape="id7" draw:start-glue-point="2" draw:end-shape="id6" draw:end-glue-point="7" svg:d="M11807 12341c0 2043-918 681-918 2725" svg:viewBox="0 0 919 2726">
          <text:p/>
        </draw:connector>
        <draw:connector draw:style-name="gr9" draw:text-style-name="P2" draw:layer="layout" draw:type="curve" svg:x1="15.78cm" svg:y1="16.684cm" svg:x2="15.807cm" svg:y2="21.162cm" draw:start-shape="id8" draw:start-glue-point="2" draw:end-shape="id9" draw:end-glue-point="0" svg:d="M15780 16684c0 3358 27 1120 27 4478" svg:viewBox="0 0 28 4479">
          <text:p/>
        </draw:connector>
        <draw:connector draw:style-name="gr9" draw:text-style-name="P2" draw:layer="layout" draw:type="curve" svg:x1="5.363cm" svg:y1="15.494cm" svg:x2="8.989cm" svg:y2="15.757cm" draw:start-shape="id10" draw:start-glue-point="1" draw:end-shape="id6" draw:end-glue-point="9" svg:d="M5363 15494c2715 0 902 263 3626 263" svg:viewBox="0 0 3627 264">
          <text:p/>
        </draw:connector>
        <draw:connector draw:style-name="gr9" draw:text-style-name="P2" draw:layer="layout" draw:type="curve" svg:x1="5.38cm" svg:y1="16.5cm" svg:x2="8.983cm" svg:y2="16.407cm" draw:start-shape="id11" draw:start-glue-point="1" draw:end-shape="id6" draw:end-glue-point="8" svg:d="M5380 16500c2701 0 900-93 3603-93" svg:viewBox="0 0 3604 94">
          <text:p/>
        </draw:connector>
        <draw:connector draw:style-name="gr9" draw:text-style-name="P2" draw:layer="layout" draw:type="curve" svg:x1="8.529cm" svg:y1="20.673cm" svg:x2="9.826cm" svg:y2="16.982cm" draw:start-shape="id12" draw:start-glue-point="0" draw:end-shape="id6" draw:end-glue-point="5" svg:d="M8529 20673c0-2767 1297-922 1297-3691" svg:viewBox="0 0 1298 3692">
          <text:p/>
        </draw:connector>
        <draw:connector draw:style-name="gr9" draw:text-style-name="P2" draw:layer="layout" draw:type="curve" svg:x1="8.59cm" svg:y1="22.356cm" svg:x2="8.607cm" svg:y2="24.501cm" draw:start-shape="id13" draw:start-glue-point="2" draw:end-shape="id14" draw:end-glue-point="0" svg:d="M8590 22356c0 1608 17 536 17 2145" svg:viewBox="0 0 18 2146">
          <text:p/>
        </draw:connector>
        <draw:connector draw:style-name="gr9" draw:text-style-name="P2" draw:layer="layout" draw:type="curve" draw:line-skew="1.381cm" svg:x1="12.96cm" svg:y1="17.837cm" svg:x2="10.957cm" svg:y2="16.973cm" draw:start-shape="id15" draw:start-glue-point="2" draw:end-shape="id6" draw:end-glue-point="4" svg:d="M12960 17837c0 2821-2003 3253-2003-864" svg:viewBox="0 0 2004 3037">
          <text:p/>
        </draw:connector>
        <draw:custom-shape draw:style-name="gr10" draw:text-style-name="P1" draw:layer="layout" svg:width="4.33cm" svg:height="1.53cm" svg:x="13.327cm" svg:y="24.329cm">
          <text:p text:style-name="P1">products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curve" svg:x1="15.773cm" svg:y1="22.898cm" svg:x2="15.785cm" svg:y2="24.897cm" draw:start-shape="id16" draw:start-glue-point="2" draw:end-shape="id17" draw:end-glue-point="0" svg:d="M15773 22898c0 1498 12 499 12 1999" svg:viewBox="0 0 13 2000">
          <text:p/>
        </draw:connector>
        <draw:custom-shape draw:style-name="gr11" draw:text-style-name="P1" draw:layer="layout" svg:width="5.029cm" svg:height="1.622cm" svg:x="3.176cm" svg:y="5.983cm">
          <text:p text:style-name="P1">teams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curve" svg:x1="11.081cm" svg:y1="6.561cm" svg:x2="6.183cm" svg:y2="6.557cm" draw:start-shape="id18" draw:start-glue-point="3" draw:end-shape="id19" draw:end-glue-point="1" svg:d="M11081 6561c-3672 0-1223-4-4898-4" svg:viewBox="0 0 4899 5">
          <text:p/>
        </draw:connector>
        <draw:custom-shape draw:style-name="gr12" draw:text-style-name="P1" xml:id="id17" draw:id="id17" draw:layer="layout" svg:width="1.23cm" svg:height="0.661cm" svg:x="15.17cm" svg:y="24.897cm">
          <text:p text:style-name="P1">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xml:id="id3" draw:id="id3" draw:layer="layout" svg:width="1.934cm" svg:height="0.661cm" svg:x="10.839cm" svg:y="10.738cm">
          <text:p text:style-name="P1">u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xml:id="id13" draw:id="id13" draw:layer="layout" svg:width="1.765cm" svg:height="0.661cm" svg:x="7.708cm" svg:y="21.695cm">
          <text:p text:style-name="P1">lab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14" draw:id="id14" draw:layer="layout" svg:width="1.23cm" svg:height="0.661cm" svg:x="7.992cm" svg:y="24.501cm">
          <text:p text:style-name="P1">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xml:id="id6" draw:id="id6" draw:layer="layout" svg:width="2.568cm" svg:height="1.916cm" svg:x="8.983cm" svg:y="15.066cm">
          <draw:glue-point draw:id="4" svg:x="2.687cm" svg:y="4.955cm"/>
          <draw:glue-point draw:id="5" svg:x="-1.719cm" svg:y="5cm"/>
          <draw:glue-point draw:id="6" svg:x="-2.286cm" svg:y="-5.11cm"/>
          <draw:glue-point draw:id="7" svg:x="2.424cm" svg:y="-5.066cm"/>
          <draw:glue-point draw:id="8" svg:x="-5.017cm" svg:y="2.004cm"/>
          <draw:glue-point draw:id="9" svg:x="-4.979cm" svg:y="-1.395cm"/>
          <text:p text:style-name="P1">id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xml:id="id9" draw:id="id9" draw:layer="layout" svg:width="1.746cm" svg:height="0.661cm" svg:x="14.934cm" svg:y="21.162cm">
          <text:p text:style-name="P1">id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xml:id="id10" draw:id="id10" draw:layer="layout" svg:width="2.365cm" svg:height="0.661cm" svg:x="2.998cm" svg:y="15.164cm">
          <text:p text:style-name="P1">block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2" draw:id="id2" draw:layer="layout" svg:width="1.23cm" svg:height="0.661cm" svg:x="11.241cm" svg:y="7.298cm">
          <text:p text:style-name="P1">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19" draw:id="id19" draw:layer="layout" svg:width="1.23cm" svg:height="0.661cm" svg:x="4.953cm" svg:y="6.227cm">
          <text:p text:style-name="P1">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xml:id="id18" draw:id="id18" draw:layer="layout" svg:width="1.682cm" svg:height="0.661cm" svg:x="11.081cm" svg:y="6.231cm">
          <text:p text:style-name="P1">tea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xml:id="id7" draw:id="id7" draw:layer="layout" svg:width="1.934cm" svg:height="0.661cm" svg:x="10.84cm" svg:y="11.68cm">
          <text:p text:style-name="P1">iss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xml:id="id4" draw:id="id4" draw:layer="layout" svg:width="1.934cm" svg:height="0.661cm" svg:x="4.737cm" svg:y="10.367cm">
          <text:p text:style-name="P1">u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xml:id="id5" draw:id="id5" draw:layer="layout" svg:width="1.934cm" svg:height="0.661cm" svg:x="4.738cm" svg:y="11.309cm">
          <text:p text:style-name="P1">iss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xml:id="id11" draw:id="id11" draw:layer="layout" svg:width="2.365cm" svg:height="0.661cm" svg:x="3.015cm" svg:y="16.17cm">
          <text:p text:style-name="P1">block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xml:id="id12" draw:id="id12" draw:layer="layout" svg:width="1.816cm" svg:height="0.661cm" svg:x="7.621cm" svg:y="20.673cm">
          <text:p text:style-name="P1">iss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xml:id="id16" draw:id="id16" draw:layer="layout" svg:width="1.746cm" svg:height="0.661cm" svg:x="14.9cm" svg:y="22.237cm">
          <text:p text:style-name="P1">product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xml:id="id8" draw:id="id8" draw:layer="layout" svg:width="1.784cm" svg:height="0.661cm" svg:x="14.888cm" svg:y="16.023cm">
          <text:p text:style-name="P1">proje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xml:id="id1" draw:id="id1" draw:layer="layout" svg:width="2.505cm" svg:height="0.661cm" svg:x="14.211cm" svg:y="14.827cm">
          <text:p text:style-name="P1">created_by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xml:id="id15" draw:id="id15" draw:layer="layout" svg:width="2.611cm" svg:height="0.661cm" svg:x="11.655cm" svg:y="17.176cm">
          <text:p text:style-name="P1">duplicate_o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1cm" svg:stroke-color="#000000" draw:marker-start-width="0.279cm" draw:marker-start-center="false" draw:marker-end-width="0.279cm" draw:marker-end-center="false" draw:fill="solid" draw:fill-color="#ffffff" draw:textarea-horizontal-align="left" draw:textarea-vertical-align="top" draw:auto-grow-height="false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B_20_Table" style:display-name="DB Table" style:family="graphic" style:parent-style-name="standard">
      <style:graphic-properties draw:stroke="solid" svg:stroke-width="0.025cm" svg:stroke-color="#808080" draw:marker-start-width="0.229cm" draw:marker-end-width="0.229cm" draw:fill="solid" draw:fill-color="#a6a6a6" draw:fill-gradient-name="Gradient_20_1" draw:fill-hatch-name="Red_20_90_20_Degrees_20_Crossed_20_1" draw:fill-image-name="Bitmap_20_1"/>
    </style:style>
    <style:style style:name="DB_20_Column" style:display-name="DB Column" style:family="graphic" style:parent-style-name="standard">
      <style:graphic-properties draw:stroke="none" draw:fill="solid" draw:fill-color="#ffffff" draw:fill-gradient-name="Gradient_20_1" draw:fill-hatch-name="Red_20_90_20_Degrees_20_Crossed_20_1" draw:fill-image-name="Bitmap_20_1" draw:textarea-horizontal-align="center" draw:textarea-vertical-align="middl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Sean Madsen</meta:initial-creator>
    <meta:creation-date>2023-01-23T21:36:46.430561048</meta:creation-date>
    <dc:date>2023-02-01T14:01:47.198268938</dc:date>
    <dc:creator>Sean Madsen</dc:creator>
    <meta:editing-duration>P1DT7H41S</meta:editing-duration>
    <meta:editing-cycles>7</meta:editing-cycles>
    <meta:generator>LibreOffice/7.3.7.2$Linux_X86_64 LibreOffice_project/30$Build-2</meta:generator>
    <meta:document-statistic meta:object-count="42"/>
  </office:meta>
</office:document-meta>
</file>